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Joseph Krauskopf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20, 1891</text:p>
      <text:p text:style-name="P4">Month<text:tab/><text:tab/><text:tab/><text:tab/><text:tab/><text:tab/>March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 photocopy is also available in Box 19, FF 9.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1537 DIAMOND STREET/</text:p>
      <text:p text:style-name="P2"><text:tab/>Philadelphia. <text:s/>March 20[/ inserted by author]91/</text:p>
      <text:p text:style-name="P2">Reverend and Esteemed Sir:/</text:p>
      <text:p text:style-name="P2"><text:tab/>Permit me to extend to you mine and Mrs. Krauskopf's/ heartfelt congratulations at your completion of forty years/ of honorable ministry to Congregation Mickv<text:span text:style-name="T1">é</text:span><text:span text:style-name="T2"> Israel,/ coupled with our sincerest prayers that you may be spared/ yet many years to your family, your congregation and/ to Israel./</text:span></text:p>
      <text:p text:style-name="P5"><text:tab/>Very fraternally Yours/</text:p>
      <text:p text:style-name="P5"><text:tab/><text:tab/>Jos Krauskopf/</text:p>
      <text:p text:style-name="P5">The Rev. Dr. Sabatai[sic!] Morais, City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49:00.56</meta:creation-date>
    <dc:date>2012-03-21T15:07:58.66</dc:date>
    <dc:creator>Penn Libraries</dc:creator>
    <meta:editing-duration>PT00H06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44" meta:character-count="1781"/>
  </office:meta>
</office:document-meta>
</file>